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9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85488" calcext:value-type="float">
            <text:p><text:s text:c="3"/>85,488</text:p>
          </table:table-cell>
          <table:table-cell table:style-name="ce35" office:value-type="float" office:value="2447" calcext:value-type="float">
            <text:p><text:s text:c="3"/>2,447</text:p>
          </table:table-cell>
          <table:table-cell table:style-name="ce35" office:value-type="float" office:value="8103" calcext:value-type="float">
            <text:p><text:s text:c="3"/>8,103</text:p>
          </table:table-cell>
          <table:table-cell table:style-name="ce35" office:value-type="float" office:value="7314" calcext:value-type="float">
            <text:p><text:s text:c="3"/>7,314</text:p>
          </table:table-cell>
          <table:table-cell table:style-name="ce35" office:value-type="float" office:value="2629" calcext:value-type="float">
            <text:p><text:s text:c="3"/>2,629</text:p>
          </table:table-cell>
          <table:table-cell table:style-name="ce35" office:value-type="float" office:value="3027" calcext:value-type="float">
            <text:p><text:s text:c="3"/>3,027</text:p>
          </table:table-cell>
          <table:table-cell table:style-name="ce35" office:value-type="float" office:value="1841" calcext:value-type="float">
            <text:p><text:s text:c="3"/>1,841</text:p>
          </table:table-cell>
          <table:table-cell table:style-name="ce35" office:value-type="float" office:value="2878" calcext:value-type="float">
            <text:p><text:s text:c="3"/>2,878</text:p>
          </table:table-cell>
          <table:table-cell table:style-name="ce35" office:value-type="float" office:value="8834" calcext:value-type="float">
            <text:p><text:s text:c="3"/>8,834</text:p>
          </table:table-cell>
          <table:table-cell table:style-name="ce35" office:value-type="float" office:value="429" calcext:value-type="float">
            <text:p><text:s text:c="3"/>429</text:p>
          </table:table-cell>
          <table:table-cell table:style-name="ce36" office:value-type="float" office:value="3" calcext:value-type="float">
            <text:p>3</text:p>
          </table:table-cell>
          <table:table-cell table:style-name="ce35" office:value-type="float" office:value="3886" calcext:value-type="float">
            <text:p><text:s text:c="3"/>3,886</text:p>
          </table:table-cell>
          <table:table-cell table:style-name="ce35" office:value-type="float" office:value="42649" calcext:value-type="float">
            <text:p><text:s text:c="3"/>42,649</text:p>
          </table:table-cell>
          <table:table-cell table:style-name="ce35" office:value-type="float" office:value="1433" calcext:value-type="float">
            <text:p><text:s text:c="3"/>1,43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86322" calcext:value-type="float">
            <text:p><text:s text:c="3"/>86,322</text:p>
          </table:table-cell>
          <table:table-cell table:style-name="ce35" office:value-type="float" office:value="4691" calcext:value-type="float">
            <text:p><text:s text:c="3"/>4,691</text:p>
          </table:table-cell>
          <table:table-cell table:style-name="ce35" office:value-type="float" office:value="8004" calcext:value-type="float">
            <text:p><text:s text:c="3"/>8,004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5060" calcext:value-type="float">
            <text:p><text:s text:c="3"/>5,060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1687" calcext:value-type="float">
            <text:p><text:s text:c="3"/>1,687</text:p>
          </table:table-cell>
          <table:table-cell table:style-name="ce35" office:value-type="float" office:value="2595" calcext:value-type="float">
            <text:p><text:s text:c="3"/>2,595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1196" calcext:value-type="float">
            <text:p><text:s text:c="3"/>1,196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886" calcext:value-type="float">
            <text:p><text:s text:c="3"/>3,886</text:p>
          </table:table-cell>
          <table:table-cell table:style-name="ce35" office:value-type="float" office:value="42649" calcext:value-type="float">
            <text:p><text:s text:c="3"/>42,64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9" office:value-type="float" office:value="-834" calcext:value-type="float">
            <text:p>－834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9273" calcext:value-type="float">
            <text:p><text:s text:c="3"/>39,273</text:p>
          </table:table-cell>
          <table:table-cell table:style-name="ce35" office:value-type="float" office:value="1145" calcext:value-type="float">
            <text:p><text:s text:c="3"/>1,145</text:p>
          </table:table-cell>
          <table:table-cell table:style-name="ce35" office:value-type="float" office:value="3836" calcext:value-type="float">
            <text:p><text:s text:c="3"/>3,836</text:p>
          </table:table-cell>
          <table:table-cell table:style-name="ce35" office:value-type="float" office:value="3468" calcext:value-type="float">
            <text:p><text:s text:c="3"/>3,468</text:p>
          </table:table-cell>
          <table:table-cell table:style-name="ce35" office:value-type="float" office:value="1271" calcext:value-type="float">
            <text:p><text:s text:c="3"/>1,271</text:p>
          </table:table-cell>
          <table:table-cell table:style-name="ce35" office:value-type="float" office:value="1405" calcext:value-type="float">
            <text:p><text:s text:c="3"/>1,405</text:p>
          </table:table-cell>
          <table:table-cell table:style-name="ce35" office:value-type="float" office:value="868" calcext:value-type="float">
            <text:p><text:s text:c="3"/>868</text:p>
          </table:table-cell>
          <table:table-cell table:style-name="ce35" office:value-type="float" office:value="1393" calcext:value-type="float">
            <text:p><text:s text:c="3"/>1,393</text:p>
          </table:table-cell>
          <table:table-cell table:style-name="ce35" office:value-type="float" office:value="4124" calcext:value-type="float">
            <text:p><text:s text:c="3"/>4,124</text:p>
          </table:table-cell>
          <table:table-cell table:style-name="ce35" office:value-type="float" office:value="230" calcext:value-type="float">
            <text:p><text:s text:c="3"/>230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19337" calcext:value-type="float">
            <text:p><text:s text:c="3"/>19,337</text:p>
          </table:table-cell>
          <table:table-cell table:style-name="ce35" office:value-type="float" office:value="336" calcext:value-type="float">
            <text:p><text:s text:c="3"/>3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9813" calcext:value-type="float">
            <text:p><text:s text:c="3"/>39,813</text:p>
          </table:table-cell>
          <table:table-cell table:style-name="ce35" office:value-type="float" office:value="2011" calcext:value-type="float">
            <text:p><text:s text:c="3"/>2,011</text:p>
          </table:table-cell>
          <table:table-cell table:style-name="ce35" office:value-type="float" office:value="3665" calcext:value-type="float">
            <text:p><text:s text:c="3"/>3,665</text:p>
          </table:table-cell>
          <table:table-cell table:style-name="ce35" office:value-type="float" office:value="2456" calcext:value-type="float">
            <text:p><text:s text:c="3"/>2,456</text:p>
          </table:table-cell>
          <table:table-cell table:style-name="ce35" office:value-type="float" office:value="2311" calcext:value-type="float">
            <text:p><text:s text:c="3"/>2,311</text:p>
          </table:table-cell>
          <table:table-cell table:style-name="ce35" office:value-type="float" office:value="1839" calcext:value-type="float">
            <text:p><text:s text:c="3"/>1,839</text:p>
          </table:table-cell>
          <table:table-cell table:style-name="ce35" office:value-type="float" office:value="813" calcext:value-type="float">
            <text:p><text:s text:c="3"/>813</text:p>
          </table:table-cell>
          <table:table-cell table:style-name="ce35" office:value-type="float" office:value="1284" calcext:value-type="float">
            <text:p><text:s text:c="3"/>1,284</text:p>
          </table:table-cell>
          <table:table-cell table:style-name="ce35" office:value-type="float" office:value="3560" calcext:value-type="float">
            <text:p><text:s text:c="3"/>3,560</text:p>
          </table:table-cell>
          <table:table-cell table:style-name="ce35" office:value-type="float" office:value="667" calcext:value-type="float">
            <text:p><text:s text:c="3"/>667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19337" calcext:value-type="float">
            <text:p><text:s text:c="3"/>19,33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58" office:value-type="float" office:value="-540" calcext:value-type="float">
            <text:p>－54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6215" calcext:value-type="float">
            <text:p><text:s text:c="3"/>46,215</text:p>
          </table:table-cell>
          <table:table-cell table:style-name="ce35" office:value-type="float" office:value="1302" calcext:value-type="float">
            <text:p><text:s text:c="3"/>1,302</text:p>
          </table:table-cell>
          <table:table-cell table:style-name="ce35" office:value-type="float" office:value="4267" calcext:value-type="float">
            <text:p><text:s text:c="3"/>4,267</text:p>
          </table:table-cell>
          <table:table-cell table:style-name="ce35" office:value-type="float" office:value="3846" calcext:value-type="float">
            <text:p><text:s text:c="3"/>3,846</text:p>
          </table:table-cell>
          <table:table-cell table:style-name="ce35" office:value-type="float" office:value="1358" calcext:value-type="float">
            <text:p><text:s text:c="3"/>1,358</text:p>
          </table:table-cell>
          <table:table-cell table:style-name="ce35" office:value-type="float" office:value="1622" calcext:value-type="float">
            <text:p><text:s text:c="3"/>1,622</text:p>
          </table:table-cell>
          <table:table-cell table:style-name="ce35" office:value-type="float" office:value="973" calcext:value-type="float">
            <text:p><text:s text:c="3"/>973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4710" calcext:value-type="float">
            <text:p><text:s text:c="3"/>4,710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032" calcext:value-type="float">
            <text:p><text:s text:c="3"/>2,032</text:p>
          </table:table-cell>
          <table:table-cell table:style-name="ce35" office:value-type="float" office:value="23312" calcext:value-type="float">
            <text:p><text:s text:c="3"/>23,312</text:p>
          </table:table-cell>
          <table:table-cell table:style-name="ce35" office:value-type="float" office:value="1097" calcext:value-type="float">
            <text:p><text:s text:c="3"/>1,0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46509" calcext:value-type="float">
            <text:p><text:s text:c="3"/>46,509</text:p>
          </table:table-cell>
          <table:table-cell table:style-name="ce35" office:value-type="float" office:value="2680" calcext:value-type="float">
            <text:p><text:s text:c="3"/>2,680</text:p>
          </table:table-cell>
          <table:table-cell table:style-name="ce35" office:value-type="float" office:value="4339" calcext:value-type="float">
            <text:p><text:s text:c="3"/>4,339</text:p>
          </table:table-cell>
          <table:table-cell table:style-name="ce35" office:value-type="float" office:value="2885" calcext:value-type="float">
            <text:p><text:s text:c="3"/>2,885</text:p>
          </table:table-cell>
          <table:table-cell table:style-name="ce35" office:value-type="float" office:value="2749" calcext:value-type="float">
            <text:p><text:s text:c="3"/>2,749</text:p>
          </table:table-cell>
          <table:table-cell table:style-name="ce35" office:value-type="float" office:value="2231" calcext:value-type="float">
            <text:p><text:s text:c="3"/>2,231</text:p>
          </table:table-cell>
          <table:table-cell table:style-name="ce35" office:value-type="float" office:value="874" calcext:value-type="float">
            <text:p><text:s text:c="3"/>874</text:p>
          </table:table-cell>
          <table:table-cell table:style-name="ce35" office:value-type="float" office:value="1311" calcext:value-type="float">
            <text:p><text:s text:c="3"/>1,311</text:p>
          </table:table-cell>
          <table:table-cell table:style-name="ce35" office:value-type="float" office:value="3542" calcext:value-type="float">
            <text:p><text:s text:c="3"/>3,542</text:p>
          </table:table-cell>
          <table:table-cell table:style-name="ce35" office:value-type="float" office:value="529" calcext:value-type="float">
            <text:p><text:s text:c="3"/>52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032" calcext:value-type="float">
            <text:p><text:s text:c="3"/>2,032</text:p>
          </table:table-cell>
          <table:table-cell table:style-name="ce35" office:value-type="float" office:value="23312" calcext:value-type="float">
            <text:p><text:s text:c="3"/>23,312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9" office:value-type="float" office:value="-294" calcext:value-type="float">
            <text:p>－29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4577" calcext:value-type="float">
            <text:p>14,577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570" calcext:value-type="float">
            <text:p>4,570</text:p>
          </table:table-cell>
          <table:table-cell table:style-name="ce36" office:value-type="float" office:value="772" calcext:value-type="float">
            <text:p>772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1742" calcext:value-type="float">
            <text:p>1,742</text:p>
          </table:table-cell>
          <table:table-cell table:style-name="ce36" office:value-type="float" office:value="83" calcext:value-type="float">
            <text:p>8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03" calcext:value-type="float">
            <text:p>5,703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832" calcext:value-type="float">
            <text:p>14,832</text:p>
          </table:table-cell>
          <table:table-cell table:style-name="ce36" office:value-type="float" office:value="1013" calcext:value-type="float">
            <text:p>1,01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120" calcext:value-type="float">
            <text:p>3,120</text:p>
          </table:table-cell>
          <table:table-cell table:style-name="ce36" office:value-type="float" office:value="1936" calcext:value-type="float">
            <text:p>1,936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1862" calcext:value-type="float">
            <text:p>1,862</text:p>
          </table:table-cell>
          <table:table-cell table:style-name="ce36" office:value-type="float" office:value="264" calcext:value-type="float">
            <text:p>26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03" calcext:value-type="float">
            <text:p>5,70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60" office:value-type="float" office:value="-255" calcext:value-type="float">
            <text:p><text:s/>－25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579" calcext:value-type="float">
            <text:p>6,579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09" calcext:value-type="float">
            <text:p>2,109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48" calcext:value-type="float">
            <text:p>2,548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42" calcext:value-type="float">
            <text:p>6,842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54" calcext:value-type="float">
            <text:p>1,454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48" calcext:value-type="float">
            <text:p>2,54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61" office:value-type="float" office:value="-263" calcext:value-type="float">
            <text:p><text:s/>－26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7998" calcext:value-type="float">
            <text:p>7,998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61" calcext:value-type="float">
            <text:p>2,461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5" calcext:value-type="float">
            <text:p>3,155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990" calcext:value-type="float">
            <text:p>7,990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66" calcext:value-type="float">
            <text:p>1,666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909" calcext:value-type="float">
            <text:p>909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5" calcext:value-type="float">
            <text:p>3,1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080" calcext:value-type="float">
            <text:p>12,080</text:p>
          </table:table-cell>
          <table:table-cell table:style-name="ce36" office:value-type="float" office:value="786" calcext:value-type="float">
            <text:p>786</text:p>
          </table:table-cell>
          <table:table-cell table:style-name="ce36" office:value-type="float" office:value="3120" calcext:value-type="float">
            <text:p>3,12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078" calcext:value-type="float">
            <text:p>1,078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695" calcext:value-type="float">
            <text:p>5,695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553" calcext:value-type="float">
            <text:p>14,553</text:p>
          </table:table-cell>
          <table:table-cell table:style-name="ce36" office:value-type="float" office:value="1542" calcext:value-type="float">
            <text:p>1,542</text:p>
          </table:table-cell>
          <table:table-cell table:style-name="ce36" office:value-type="float" office:value="4570" calcext:value-type="float">
            <text:p>4,57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011" calcext:value-type="float">
            <text:p>1,011</text:p>
          </table:table-cell>
          <table:table-cell table:style-name="ce36" office:value-type="float" office:value="122" calcext:value-type="float">
            <text:p>12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695" calcext:value-type="float">
            <text:p>5,69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-2473" calcext:value-type="float">
            <text:p><text:s/>－2,473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469" calcext:value-type="float">
            <text:p>5,469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1454" calcext:value-type="float">
            <text:p>1,45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66" calcext:value-type="float">
            <text:p>2,566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682" calcext:value-type="float">
            <text:p>6,682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2109" calcext:value-type="float">
            <text:p>2,10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66" calcext:value-type="float">
            <text:p>2,5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1213" calcext:value-type="float">
            <text:p><text:s/>－1,21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611" calcext:value-type="float">
            <text:p>6,611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1666" calcext:value-type="float">
            <text:p>1,6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29" calcext:value-type="float">
            <text:p>3,129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871" calcext:value-type="float">
            <text:p>7,871</text:p>
          </table:table-cell>
          <table:table-cell table:style-name="ce38" office:value-type="float" office:value="895" calcext:value-type="float">
            <text:p>895</text:p>
          </table:table-cell>
          <table:table-cell table:style-name="ce38" office:value-type="float" office:value="2461" calcext:value-type="float">
            <text:p>2,4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29" calcext:value-type="float">
            <text:p>3,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1260" calcext:value-type="float">
            <text:p><text:s/>－1,260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249" calcext:value-type="float">
            <text:p>9,249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1936" calcext:value-type="float">
            <text:p>1,936</text:p>
          </table:table-cell>
          <table:table-cell table:style-name="ce36" office:value-type="float" office:value="833" calcext:value-type="float">
            <text:p>83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1518" calcext:value-type="float">
            <text:p>1,518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44" calcext:value-type="float">
            <text:p>3,844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871" calcext:value-type="float">
            <text:p>6,871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772" calcext:value-type="float">
            <text:p>772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880" calcext:value-type="float">
            <text:p>880</text:p>
          </table:table-cell>
          <table:table-cell table:style-name="ce36" office:value-type="float" office:value="167" calcext:value-type="float">
            <text:p>16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44" calcext:value-type="float">
            <text:p>3,84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2378" calcext:value-type="float">
            <text:p>2,37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187" calcext:value-type="float">
            <text:p>4,18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62" calcext:value-type="float">
            <text:p>1,76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62" calcext:value-type="float">
            <text:p>1,76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975" calcext:value-type="float">
            <text:p>97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062" calcext:value-type="float">
            <text:p>5,062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822" calcext:value-type="float">
            <text:p>822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59" calcext:value-type="float">
            <text:p>3,659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1403" calcext:value-type="float">
            <text:p>1,40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054" calcext:value-type="float">
            <text:p>11,054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2475" calcext:value-type="float">
            <text:p>2,475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662" calcext:value-type="float">
            <text:p>6,662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067" calcext:value-type="float">
            <text:p>10,067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1622" calcext:value-type="float">
            <text:p>1,622</text:p>
          </table:table-cell>
          <table:table-cell table:style-name="ce36" office:value-type="float" office:value="136" calcext:value-type="float">
            <text:p>1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662" calcext:value-type="float">
            <text:p>6,66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987" calcext:value-type="float">
            <text:p>98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928" calcext:value-type="float">
            <text:p>4,92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111" calcext:value-type="float">
            <text:p>1,11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964" calcext:value-type="float">
            <text:p>2,96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528" calcext:value-type="float">
            <text:p>4,528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74" calcext:value-type="float">
            <text:p>7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964" calcext:value-type="float">
            <text:p>2,9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400" calcext:value-type="float">
            <text:p>40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126" calcext:value-type="float">
            <text:p>6,12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98" calcext:value-type="float">
            <text:p>3,698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98" calcext:value-type="float">
            <text:p>3,69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587" calcext:value-type="float">
            <text:p>58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609" calcext:value-type="float">
            <text:p>5,609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9" calcext:value-type="float">
            <text:p>519</text:p>
          </table:table-cell>
          <table:table-cell table:style-name="ce36" office:value-type="float" office:value="539" calcext:value-type="float">
            <text:p>539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40" calcext:value-type="float">
            <text:p>3,74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769" calcext:value-type="float">
            <text:p>5,769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34" calcext:value-type="float">
            <text:p>534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101" calcext:value-type="float">
            <text:p>10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40" calcext:value-type="float">
            <text:p>3,74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-160" calcext:value-type="float">
            <text:p><text:s/>－160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607" calcext:value-type="float">
            <text:p>2,60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30" calcext:value-type="float">
            <text:p>1,73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66" calcext:value-type="float">
            <text:p>2,66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30" calcext:value-type="float">
            <text:p>1,73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59" calcext:value-type="float">
            <text:p><text:s/>－5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002" calcext:value-type="float">
            <text:p>3,00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03" calcext:value-type="float">
            <text:p>3,103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0" calcext:value-type="float">
            <text:p>2,0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-101" calcext:value-type="float">
            <text:p><text:s/>－10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0523" calcext:value-type="float">
            <text:p>10,523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534" calcext:value-type="float">
            <text:p>53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16" calcext:value-type="float">
            <text:p>1,216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44" calcext:value-type="float">
            <text:p>7,54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851" calcext:value-type="float">
            <text:p>10,851</text:p>
          </table:table-cell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519" calcext:value-type="float">
            <text:p>51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46" calcext:value-type="float">
            <text:p>1,146</text:p>
          </table:table-cell>
          <table:table-cell table:style-name="ce36" office:value-type="float" office:value="140" calcext:value-type="float">
            <text:p>14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44" calcext:value-type="float">
            <text:p>7,54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60" office:value-type="float" office:value="-328" calcext:value-type="float">
            <text:p><text:s/>－328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859" calcext:value-type="float">
            <text:p>4,85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431" calcext:value-type="float">
            <text:p>3,43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004" calcext:value-type="float">
            <text:p>5,004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431" calcext:value-type="float">
            <text:p>3,4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-145" calcext:value-type="float">
            <text:p><text:s/>－14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664" calcext:value-type="float">
            <text:p>5,664</text:p>
          </table:table-cell>
          <table:table-cell table:number-columns-repeated="2" table:style-name="ce38" office:value-type="float" office:value="136" calcext:value-type="float">
            <text:p>136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13" calcext:value-type="float">
            <text:p>4,113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847" calcext:value-type="float">
            <text:p>5,847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13" calcext:value-type="float">
            <text:p>4,1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61" office:value-type="float" office:value="-183" calcext:value-type="float">
            <text:p><text:s/>－18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0953" calcext:value-type="float">
            <text:p><text:s text:c="3"/>20,953</text:p>
          </table:table-cell>
          <table:table-cell table:style-name="ce39" office:value-type="float" office:value="367" calcext:value-type="float">
            <text:p><text:s text:c="3"/>367</text:p>
          </table:table-cell>
          <table:table-cell table:style-name="ce39" office:value-type="float" office:value="1862" calcext:value-type="float">
            <text:p><text:s text:c="3"/>1,862</text:p>
          </table:table-cell>
          <table:table-cell table:style-name="ce39" office:value-type="float" office:value="1011" calcext:value-type="float">
            <text:p><text:s text:c="3"/>1,011</text:p>
          </table:table-cell>
          <table:table-cell table:style-name="ce39" office:value-type="float" office:value="880" calcext:value-type="float">
            <text:p><text:s text:c="3"/>880</text:p>
          </table:table-cell>
          <table:table-cell table:style-name="ce39" office:value-type="float" office:value="1622" calcext:value-type="float">
            <text:p><text:s text:c="3"/>1,622</text:p>
          </table:table-cell>
          <table:table-cell table:style-name="ce39" office:value-type="float" office:value="498" calcext:value-type="float">
            <text:p><text:s text:c="3"/>498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883" calcext:value-type="float">
            <text:p><text:s text:c="3"/>3,883</text:p>
          </table:table-cell>
          <table:table-cell table:style-name="ce39" office:value-type="float" office:value="9236" calcext:value-type="float">
            <text:p><text:s text:c="3"/>9,236</text:p>
          </table:table-cell>
          <table:table-cell table:style-name="ce39" office:value-type="float" office:value="362" calcext:value-type="float">
            <text:p><text:s text:c="3"/>36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2716" calcext:value-type="float">
            <text:p><text:s text:c="3"/>22,716</text:p>
          </table:table-cell>
          <table:table-cell table:style-name="ce39" office:value-type="float" office:value="752" calcext:value-type="float">
            <text:p><text:s text:c="3"/>752</text:p>
          </table:table-cell>
          <table:table-cell table:style-name="ce39" office:value-type="float" office:value="1742" calcext:value-type="float">
            <text:p><text:s text:c="3"/>1,742</text:p>
          </table:table-cell>
          <table:table-cell table:style-name="ce39" office:value-type="float" office:value="1078" calcext:value-type="float">
            <text:p><text:s text:c="3"/>1,078</text:p>
          </table:table-cell>
          <table:table-cell table:style-name="ce39" office:value-type="float" office:value="1518" calcext:value-type="float">
            <text:p><text:s text:c="3"/>1,518</text:p>
          </table:table-cell>
          <table:table-cell table:style-name="ce39" office:value-type="float" office:value="2475" calcext:value-type="float">
            <text:p><text:s text:c="3"/>2,475</text:p>
          </table:table-cell>
          <table:table-cell table:style-name="ce39" office:value-type="float" office:value="539" calcext:value-type="float">
            <text:p><text:s text:c="3"/>539</text:p>
          </table:table-cell>
          <table:table-cell table:style-name="ce39" office:value-type="float" office:value="1216" calcext:value-type="float">
            <text:p><text:s text:c="3"/>1,21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266" calcext:value-type="float">
            <text:p><text:s text:c="3"/>26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883" calcext:value-type="float">
            <text:p><text:s text:c="3"/>3,883</text:p>
          </table:table-cell>
          <table:table-cell table:style-name="ce39" office:value-type="float" office:value="9236" calcext:value-type="float">
            <text:p><text:s text:c="3"/>9,23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0" office:value-type="float" office:value="-1763" calcext:value-type="float">
            <text:p><text:s/>－1,763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851" calcext:value-type="float">
            <text:p><text:s text:c="3"/>9,851</text:p>
          </table:table-cell>
          <table:table-cell table:style-name="ce40" office:value-type="float" office:value="164" calcext:value-type="float">
            <text:p><text:s text:c="3"/>164</text:p>
          </table:table-cell>
          <table:table-cell table:style-name="ce40" office:value-type="float" office:value="953" calcext:value-type="float">
            <text:p><text:s text:c="3"/>953</text:p>
          </table:table-cell>
          <table:table-cell table:style-name="ce40" office:value-type="float" office:value="513" calcext:value-type="float">
            <text:p><text:s text:c="3"/>513</text:p>
          </table:table-cell>
          <table:table-cell table:style-name="ce40" office:value-type="float" office:value="438" calcext:value-type="float">
            <text:p><text:s text:c="3"/>438</text:p>
          </table:table-cell>
          <table:table-cell table:style-name="ce40" office:value-type="float" office:value="779" calcext:value-type="float">
            <text:p><text:s text:c="3"/>779</text:p>
          </table:table-cell>
          <table:table-cell table:style-name="ce40" office:value-type="float" office:value="261" calcext:value-type="float">
            <text:p><text:s text:c="3"/>261</text:p>
          </table:table-cell>
          <table:table-cell table:style-name="ce40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51" calcext:value-type="float">
            <text:p><text:s text:c="3"/>1,851</text:p>
          </table:table-cell>
          <table:table-cell table:style-name="ce40" office:value-type="float" office:value="4221" calcext:value-type="float">
            <text:p><text:s text:c="3"/>4,221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528" calcext:value-type="float">
            <text:p><text:s text:c="3"/>10,52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40" office:value-type="float" office:value="808" calcext:value-type="float">
            <text:p><text:s text:c="3"/>808</text:p>
          </table:table-cell>
          <table:table-cell table:style-name="ce40" office:value-type="float" office:value="492" calcext:value-type="float">
            <text:p><text:s text:c="3"/>492</text:p>
          </table:table-cell>
          <table:table-cell table:style-name="ce40" office:value-type="float" office:value="696" calcext:value-type="float">
            <text:p><text:s text:c="3"/>696</text:p>
          </table:table-cell>
          <table:table-cell table:style-name="ce40" office:value-type="float" office:value="1111" calcext:value-type="float">
            <text:p><text:s text:c="3"/>1,111</text:p>
          </table:table-cell>
          <table:table-cell table:style-name="ce40" office:value-type="float" office:value="253" calcext:value-type="float">
            <text:p><text:s text:c="3"/>253</text:p>
          </table:table-cell>
          <table:table-cell table:style-name="ce40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48" calcext:value-type="float">
            <text:p><text:s text:c="3"/>14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51" calcext:value-type="float">
            <text:p><text:s text:c="3"/>1,851</text:p>
          </table:table-cell>
          <table:table-cell table:style-name="ce40" office:value-type="float" office:value="4221" calcext:value-type="float">
            <text:p><text:s text:c="3"/>4,22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1" office:value-type="float" office:value="-677" calcext:value-type="float">
            <text:p><text:s/>－67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1102" calcext:value-type="float">
            <text:p><text:s text:c="3"/>11,102</text:p>
          </table:table-cell>
          <table:table-cell table:style-name="ce41" office:value-type="float" office:value="203" calcext:value-type="float">
            <text:p><text:s text:c="3"/>203</text:p>
          </table:table-cell>
          <table:table-cell table:style-name="ce41" office:value-type="float" office:value="909" calcext:value-type="float">
            <text:p><text:s text:c="3"/>909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843" calcext:value-type="float">
            <text:p><text:s text:c="3"/>843</text:p>
          </table:table-cell>
          <table:table-cell table:style-name="ce41" office:value-type="float" office:value="237" calcext:value-type="float">
            <text:p><text:s text:c="3"/>237</text:p>
          </table:table-cell>
          <table:table-cell table:style-name="ce41" office:value-type="float" office:value="578" calcext:value-type="float">
            <text:p><text:s text:c="3"/>57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032" calcext:value-type="float">
            <text:p><text:s text:c="3"/>2,032</text:p>
          </table:table-cell>
          <table:table-cell table:style-name="ce41" office:value-type="float" office:value="5015" calcext:value-type="float">
            <text:p><text:s text:c="3"/>5,015</text:p>
          </table:table-cell>
          <table:table-cell table:style-name="ce41" office:value-type="float" office:value="307" calcext:value-type="float">
            <text:p><text:s text:c="3"/>30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2188" calcext:value-type="float">
            <text:p><text:s text:c="3"/>12,188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34" calcext:value-type="float">
            <text:p><text:s text:c="3"/>934</text:p>
          </table:table-cell>
          <table:table-cell table:style-name="ce41" office:value-type="float" office:value="586" calcext:value-type="float">
            <text:p><text:s text:c="3"/>586</text:p>
          </table:table-cell>
          <table:table-cell table:style-name="ce41" office:value-type="float" office:value="822" calcext:value-type="float">
            <text:p><text:s text:c="3"/>822</text:p>
          </table:table-cell>
          <table:table-cell table:style-name="ce41" office:value-type="float" office:value="1364" calcext:value-type="float">
            <text:p><text:s text:c="3"/>1,364</text:p>
          </table:table-cell>
          <table:table-cell table:style-name="ce41" office:value-type="float" office:value="286" calcext:value-type="float">
            <text:p><text:s text:c="3"/>286</text:p>
          </table:table-cell>
          <table:table-cell table:style-name="ce41" office:value-type="float" office:value="600" calcext:value-type="float">
            <text:p><text:s text:c="3"/>60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18" calcext:value-type="float">
            <text:p><text:s text:c="3"/>11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032" calcext:value-type="float">
            <text:p><text:s text:c="3"/>2,032</text:p>
          </table:table-cell>
          <table:table-cell table:style-name="ce41" office:value-type="float" office:value="5015" calcext:value-type="float">
            <text:p><text:s text:c="3"/>5,015</text:p>
          </table:table-cell>
          <table:table-cell table:number-columns-repeated="2" table:style-name="ce41" office:value-type="float" office:value="3" calcext:value-type="float">
            <text:p><text:s text:c="3"/>3</text:p>
          </table:table-cell>
          <table:table-cell table:style-name="ce61" office:value-type="float" office:value="-1086" calcext:value-type="float">
            <text:p><text:s/>－1,08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7" calcext:value-type="float">
            <text:p>1,68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65" calcext:value-type="float">
            <text:p><text:s/>－6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48" calcext:value-type="float">
            <text:p>4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4" calcext:value-type="float">
            <text:p><text:s/>－4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81" calcext:value-type="float">
            <text:p>88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1" calcext:value-type="float">
            <text:p><text:s/>－21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74" calcext:value-type="float">
            <text:p>1,97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3" calcext:value-type="float">
            <text:p>1,73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613" calcext:value-type="float">
            <text:p>6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41" calcext:value-type="float">
            <text:p>24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8" calcext:value-type="float">
            <text:p>7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275" calcext:value-type="float">
            <text:p>2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31" calcext:value-type="float">
            <text:p>13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55" calcext:value-type="float">
            <text:p>1,0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1" calcext:value-type="float">
            <text:p>35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5" calcext:value-type="float">
            <text:p>94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338" calcext:value-type="float">
            <text:p>33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10" calcext:value-type="float">
            <text:p>11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5" calcext:value-type="float">
            <text:p>1,66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575" calcext:value-type="float">
            <text:p>5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84" calcext:value-type="float">
            <text:p><text:s/>－38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266" calcext:value-type="float">
            <text:p>2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5" calcext:value-type="float">
            <text:p><text:s/>－13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0" calcext:value-type="float">
            <text:p>92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309" calcext:value-type="float">
            <text:p>30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49" calcext:value-type="float">
            <text:p><text:s/>－24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2"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570" calcext:value-type="float">
            <text:p><text:s/>－57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71" calcext:value-type="float">
            <text:p>1,17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1" calcext:value-type="float">
            <text:p>1,45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658" calcext:value-type="float">
            <text:p>658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3" office:value-type="float" office:value="-280" calcext:value-type="float">
            <text:p><text:s/>－280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460" calcext:value-type="float">
            <text:p>1,46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813" calcext:value-type="float">
            <text:p>81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50" calcext:value-type="float">
            <text:p>1,75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426" calcext:value-type="float">
            <text:p>42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813" calcext:value-type="float">
            <text:p>8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90" calcext:value-type="float">
            <text:p><text:s/>－2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11" calcext:value-type="float">
            <text:p>1,11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6" calcext:value-type="float">
            <text:p>1,54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435" calcext:value-type="float">
            <text:p><text:s/>－43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51" calcext:value-type="float">
            <text:p>55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0" calcext:value-type="float">
            <text:p>7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2" table:style-name="ce43" office:value-type="float" office:value="27" calcext:value-type="float">
            <text:p>27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238" calcext:value-type="float">
            <text:p>2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69" calcext:value-type="float">
            <text:p><text:s/>－16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6" calcext:value-type="float">
            <text:p>8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66" calcext:value-type="float">
            <text:p><text:s/>－26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09" calcext:value-type="float">
            <text:p>1,60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9" calcext:value-type="float">
            <text:p>1,88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677" calcext:value-type="float">
            <text:p>6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80" calcext:value-type="float">
            <text:p><text:s/>－28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301" calcext:value-type="float">
            <text:p>3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57" calcext:value-type="float">
            <text:p><text:s/>－15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46" calcext:value-type="float">
            <text:p>84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376" calcext:value-type="float">
            <text:p>37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9" calcext:value-type="float">
            <text:p>96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76" calcext:value-type="float">
            <text:p>37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23" calcext:value-type="float">
            <text:p><text:s/>－123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17" calcext:value-type="float">
            <text:p>1,3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74" calcext:value-type="float">
            <text:p>1,37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86" calcext:value-type="float">
            <text:p>38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57" calcext:value-type="float">
            <text:p><text:s/>－5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07" calcext:value-type="float">
            <text:p>60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22" calcext:value-type="float">
            <text:p><text:s/>－2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8" calcext:value-type="float">
            <text:p>248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35" calcext:value-type="float">
            <text:p><text:s/>－3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69" calcext:value-type="float">
            <text:p>2,16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27" calcext:value-type="float">
            <text:p>2,52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082" calcext:value-type="float">
            <text:p>1,0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58" calcext:value-type="float">
            <text:p><text:s/>－35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84" calcext:value-type="float">
            <text:p>4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75" calcext:value-type="float">
            <text:p><text:s/>－17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72" calcext:value-type="float">
            <text:p>1,17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44" calcext:value-type="float">
            <text:p>2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55" calcext:value-type="float">
            <text:p>1,35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598" calcext:value-type="float">
            <text:p>59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3" calcext:value-type="float">
            <text:p><text:s/>－18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1" calcext:value-type="float">
            <text:p><text:s/>－5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15" calcext:value-type="float">
            <text:p>1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58" calcext:value-type="float">
            <text:p>35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39" calcext:value-type="float">
            <text:p>1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3" calcext:value-type="float">
            <text:p><text:s/>－3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06" calcext:value-type="float">
            <text:p>1,40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55" calcext:value-type="float">
            <text:p><text:s/>－5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0" calcext:value-type="float">
            <text:p>6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3" office:value-type="float" office:value="-46" calcext:value-type="float">
            <text:p><text:s/>－4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16" calcext:value-type="float">
            <text:p>71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11" calcext:value-type="float">
            <text:p>41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" calcext:value-type="float">
            <text:p><text:s/>－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10" calcext:value-type="float">
            <text:p>1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81" calcext:value-type="float">
            <text:p>48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303" calcext:value-type="float">
            <text:p>30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64" calcext:value-type="float">
            <text:p>36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78" calcext:value-type="float">
            <text:p>17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60" calcext:value-type="float">
            <text:p>1,46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1" calcext:value-type="float">
            <text:p>1,58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21" calcext:value-type="float">
            <text:p><text:s/>－12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72" calcext:value-type="float">
            <text:p>67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1" calcext:value-type="float">
            <text:p>7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41" calcext:value-type="float">
            <text:p>3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88" calcext:value-type="float">
            <text:p>78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0" calcext:value-type="float">
            <text:p>87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82" calcext:value-type="float">
            <text:p><text:s/>－8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97" calcext:value-type="float">
            <text:p>1,99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9" calcext:value-type="float">
            <text:p>1,889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779" calcext:value-type="float">
            <text:p>7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08" calcext:value-type="float">
            <text:p>10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56" calcext:value-type="float">
            <text:p>95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363" calcext:value-type="float">
            <text:p>3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84" calcext:value-type="float">
            <text:p>8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41" calcext:value-type="float">
            <text:p>1,04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float" office:value="416" calcext:value-type="float">
            <text:p>41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7" calcext:value-type="float">
            <text:p>1,01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416" calcext:value-type="float">
            <text:p>4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4" calcext:value-type="float">
            <text:p>2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310" calcext:value-type="float">
            <text:p>3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7" calcext:value-type="float">
            <text:p><text:s/>－21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0" calcext:value-type="float">
            <text:p><text:s/>－11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89" calcext:value-type="float">
            <text:p>48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6" calcext:value-type="float">
            <text:p>59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office:value-type="float" office:value="175" calcext:value-type="float">
            <text:p>17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7" calcext:value-type="float">
            <text:p><text:s/>－107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1443" calcext:value-type="float">
            <text:p>1,44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0" calcext:value-type="float">
            <text:p>-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63" calcext:value-type="float">
            <text:p>66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83" calcext:value-type="float">
            <text:p>8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25" calcext:value-type="float">
            <text:p>2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780" calcext:value-type="float">
            <text:p>780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5" calcext:value-type="float">
            <text:p>1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442" calcext:value-type="float">
            <text:p>44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50" calcext:value-type="float">
            <text:p>65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338" calcext:value-type="float">
            <text:p>33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33" calcext:value-type="float">
            <text:p>1,33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245" calcext:value-type="float">
            <text:p>2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8" calcext:value-type="float">
            <text:p>2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762" calcext:value-type="float">
            <text:p>76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11" calcext:value-type="float">
            <text:p>7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33" calcext:value-type="float">
            <text:p>1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9" calcext:value-type="float">
            <text:p>1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422" calcext:value-type="float">
            <text:p>42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40" calcext:value-type="float">
            <text:p>34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8" calcext:value-type="float">
            <text:p>1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0" calcext:value-type="float">
            <text:p>20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10月5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9.xls'#$''.$G$5]"/>
        <table:named-expression table:name="出生" table:base-cell-address="$遷徙.$A$1" table:expression="['file:///D:/123/c62/%E6%96%B0%E8%A1%A8%E8%99%9F02,07~11-%E9%80%A3%E7%B5%90(%E5%85%AC%E5%BC%8F)%E6%AA%94104.9.xls'#$''.$V$14:.$V$34]"/>
        <table:named-expression table:name="月底人口數" table:base-cell-address="$遷徙.$A$1" table:expression="['file:///D:/123/c62/%E6%96%B0%E8%A1%A8%E8%99%9F02,07~11-%E9%80%A3%E7%B5%90(%E5%85%AC%E5%BC%8F)%E6%AA%94104.9.xls'#$''.$AT$14:.$AU$34]"/>
        <table:named-expression table:name="死亡" table:base-cell-address="$遷徙.$A$1" table:expression="['file:///D:/123/c62/%E6%96%B0%E8%A1%A8%E8%99%9F02,07~11-%E9%80%A3%E7%B5%90(%E5%85%AC%E5%BC%8F)%E6%AA%94104.9.xls'#$''.$Y$14:.$Y$34]"/>
        <table:named-expression table:name="結婚" table:base-cell-address="$遷徙.$A$1" table:expression="['file:///D:/123/c62/%E6%96%B0%E8%A1%A8%E8%99%9F02,07~11-%E9%80%A3%E7%B5%90(%E5%85%AC%E5%BC%8F)%E6%AA%94104.9.xls'#$''.$L$14:.$L$34]"/>
        <table:named-expression table:name="鄰數戶數" table:base-cell-address="$遷徙.$A$1" table:expression="['file:///D:/123/c62/%E6%96%B0%E8%A1%A8%E8%99%9F02,07~11-%E9%80%A3%E7%B5%90(%E5%85%AC%E5%BC%8F)%E6%AA%94104.9.xls'#$''.$AQ$14:.$AR$34]"/>
        <table:named-expression table:name="離婚" table:base-cell-address="$遷徙.$A$1" table:expression="['file:///D:/123/c62/%E6%96%B0%E8%A1%A8%E8%99%9F02,07~11-%E9%80%A3%E7%B5%90(%E5%85%AC%E5%BC%8F)%E6%AA%94104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10:59</meta:creation-date>
    <dc:creator>溫麗華</dc:creator>
    <dc:date>2015-10-05T16:11:51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